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.392cm" svg:height="1.195cm" svg:x="14.478cm" svg:y="1.524cm">
          <draw:text-box>
            <text:p text:style-name="P1"><text:span text:style-name="T1">Xen Domain</text:span></text:p>
          </draw:text-box>
        </draw:frame>
        <draw:frame draw:style-name="gr1" draw:text-style-name="P2" draw:layer="layout" svg:width="2.335cm" svg:height="1.195cm" svg:x="7.471cm" svg:y="3.885cm">
          <draw:text-box>
            <text:p text:style-name="P1"><text:span text:style-name="T1">PVM</text:span></text:p>
          </draw:text-box>
        </draw:frame>
        <draw:frame draw:style-name="gr1" draw:text-style-name="P2" draw:layer="layout" svg:width="2.382cm" svg:height="1.195cm" svg:x="24.172cm" svg:y="3.886cm">
          <draw:text-box>
            <text:p text:style-name="P1"><text:span text:style-name="T1">HV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1-08T16:14:05.048986006</dc:date>
    <meta:editing-duration>PT1H1M24S</meta:editing-duration>
    <meta:editing-cycles>67</meta:editing-cycles>
    <meta:generator>LibreOffice/5.1.4.2$Linux_X86_64 LibreOffice_project/10m0$Build-2</meta:generator>
    <meta:document-statistic meta:object-count="26"/>
  </office:meta>
</office:document-meta>
</file>